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pans.get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pan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pans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pans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mSpa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pan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Spans.TermSpans( TermPositions positions ,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pans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pans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rmSpans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